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609cm" table:align="left"/>
    </style:style>
    <style:style style:name="Table1.A" style:family="table-column">
      <style:table-column-properties style:column-width="1.84cm"/>
    </style:style>
    <style:style style:name="Table1.B" style:family="table-column">
      <style:table-column-properties style:column-width="13.358cm"/>
    </style:style>
    <style:style style:name="Table1.C" style:family="table-column">
      <style:table-column-properties style:column-width="1.41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2cm"/>
    </style:style>
    <style:style style:name="Table2.B" style:family="table-column">
      <style:table-column-properties style:column-width="14.635cm"/>
    </style:style>
    <style:style style:name="Table2.C" style:family="table-column">
      <style:table-column-properties style:column-width="0.245cm"/>
    </style:style>
    <style:style style:name="Table2.A1" style:family="table-cell">
      <style:table-cell-properties style:vertical-align="middle" fo:padding="0.049cm" fo:border="none"/>
    </style:style>
    <style:style style:name="Table2.C3" style:family="table-cell">
      <style:table-cell-properties fo:padding="0.049cm" fo:border="none"/>
    </style:style>
    <style:style style:name="P1" style:family="paragraph" style:parent-style-name="Standard">
      <style:text-properties fo:font-size="20pt" fo:font-weight="bold" officeooo:rsid="000afef4" officeooo:paragraph-rsid="000afef4" style:font-weight-asian="bold" style:font-weight-complex="bold"/>
    </style:style>
    <style:style style:name="P2" style:family="paragraph" style:parent-style-name="Standard">
      <style:text-properties fo:font-size="20pt" fo:font-weight="bold" officeooo:rsid="000dfbfa" officeooo:paragraph-rsid="000dfbfa" style:font-weight-asian="bold" style:font-weight-complex="bold"/>
    </style:style>
    <style:style style:name="P3" style:family="paragraph" style:parent-style-name="Standard">
      <style:text-properties fo:font-size="20pt" fo:font-weight="bold" officeooo:rsid="001058eb" officeooo:paragraph-rsid="001058eb" style:font-weight-asian="bold" style:font-weight-complex="bold"/>
    </style:style>
    <style:style style:name="P4" style:family="paragraph" style:parent-style-name="Standard">
      <style:text-properties fo:font-size="20pt" fo:font-weight="normal" officeooo:rsid="000dfbfa" officeooo:paragraph-rsid="000dfbfa" style:font-weight-asian="normal" style:font-weight-complex="normal"/>
    </style:style>
    <style:style style:name="P5" style:family="paragraph" style:parent-style-name="Standard" style:list-style-name="L1">
      <style:text-properties fo:color="#111111" loext:opacity="100%" style:font-name="Droid Sans Mono" fo:font-size="8.39999961853027pt" fo:font-weight="bold" officeooo:rsid="001058eb" officeooo:paragraph-rsid="001058eb" fo:background-color="transparent" style:font-weight-asian="bold" style:font-weight-complex="bold"/>
    </style:style>
    <style:style style:name="P6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bold" fo:background-color="transparent" style:font-weight-asian="bold" style:font-weight-complex="bold"/>
    </style:style>
    <style:style style:name="P7" style:family="paragraph" style:parent-style-name="Standard">
      <style:paragraph-properties style:line-height-at-least="0.402cm"/>
      <style:text-properties fo:color="#111111" loext:opacity="100%" style:font-name="Droid Sans Mono" fo:font-size="10.3999996185303pt" fo:font-weight="bold" fo:background-color="transparent" style:font-weight-asian="bold" style:font-weight-complex="bold"/>
    </style:style>
    <style:style style:name="P8" style:family="paragraph" style:parent-style-name="Standard">
      <style:text-properties fo:color="#111111" loext:opacity="100%" style:font-name="Droid Sans Mono" fo:font-size="14pt" fo:font-weight="bold" officeooo:rsid="000afef4" officeooo:paragraph-rsid="000afef4" fo:background-color="transparent" style:font-weight-asian="bold" style:font-weight-complex="bold"/>
    </style:style>
    <style:style style:name="P9" style:family="paragraph" style:parent-style-name="Standard" style:list-style-name="L1">
      <style:text-properties fo:color="#111111" loext:opacity="100%" fo:font-size="20pt" fo:font-weight="bold" officeooo:rsid="001058eb" officeooo:paragraph-rsid="001058eb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402cm"/>
      <style:text-properties fo:color="#111111" loext:opacity="100%" fo:font-weight="bold" fo:background-color="transparent" style:font-weight-asian="bold" style:font-weight-complex="bold"/>
    </style:style>
    <style:style style:name="P11" style:family="paragraph" style:parent-style-name="Standard">
      <style:paragraph-properties style:line-height-at-least="0.402cm"/>
      <style:text-properties fo:color="#111111" loext:opacity="100%" fo:font-size="14pt" fo:font-weight="bold" fo:background-color="transparent" style:font-weight-asian="bold" style:font-weight-complex="bold"/>
    </style:style>
    <style:style style:name="P12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font-weight="bold" fo:background-color="transparent" style:font-weight-asian="bold" style:font-weight-complex="bold"/>
    </style:style>
    <style:style style:name="P13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font-size="14pt" fo:font-weight="bold" fo:background-color="transparent" style:font-weight-asian="bold" style:font-weight-complex="bold"/>
    </style:style>
    <style:style style:name="P14" style:family="paragraph" style:parent-style-name="Table_20_Contents">
      <style:text-properties fo:font-style="italic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6pt" fo:font-weight="normal" officeooo:rsid="000b4e99" style:font-weight-asian="normal" style:font-weight-complex="normal"/>
    </style:style>
    <style:style style:name="T2" style:family="text">
      <style:text-properties officeooo:rsid="000b4e99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normal" officeooo:rsid="000b4e99" style:font-weight-asian="normal" style:font-weight-complex="normal"/>
    </style:style>
    <style:style style:name="T6" style:family="text">
      <style:text-properties fo:font-size="12pt" officeooo:rsid="000b4e99"/>
    </style:style>
    <style:style style:name="T7" style:family="text">
      <style:text-properties fo:font-size="12pt" fo:font-style="italic"/>
    </style:style>
    <style:style style:name="T8" style:family="text">
      <style:text-properties fo:font-size="12pt" officeooo:rsid="00121c3c"/>
    </style:style>
    <style:style style:name="T9" style:family="text">
      <style:text-properties fo:font-weight="bold"/>
    </style:style>
    <style:style style:name="T10" style:family="text">
      <style:text-properties fo:color="#9cdcfe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6a9955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 – Dev Tools Domination<text:line-break/><text:span text:style-name="T1"><text:line-break/></text:span><text:span text:style-name="T5">1. to read the code attached to a html tag, </text:span><text:span text:style-name="T6">double click on the tag</text:span><text:span text:style-name="T5"> and click on </text:span><text:span text:style-name="T6">Break on</text:span><text:span text:style-name="T5"> then click on attribute modification.<text:tab/>This will show the code relate with the tag.</text:span></text:p>
      <text:p text:style-name="P1"><text:span text:style-name="T5"/></text:p>
      <text:p text:style-name="P3"><text:span text:style-name="T5">2. </text:span><text:span text:style-name="T3">Console tricks</text:span></text:p>
      <text:list xml:id="list146372373" text:style-name="L1">
        <text:list-item>
          <text:p text:style-name="P5"><text:span text:style-name="T3">// Some console tricks</text:span></text:p>
        </text:list-item>
      </text:list>
      <text:p text:style-name="P6">console.log("Hi I am text");</text:p>
      <text:p text:style-name="P10"/>
      <text:p text:style-name="P6">// interpolate like c++</text:p>
      <text:p text:style-name="P6">console.log("Hi I am %s year old", "23");</text:p>
      <text:p text:style-name="P10"/>
      <text:p text:style-name="P6">// better way than this exist </text:p>
      <text:p text:style-name="P6">var x = 23;</text:p>
      <text:p text:style-name="P6">console.log(`Hi I am ${x} years old`);</text:p>
      <text:p text:style-name="P12"/>
      <text:p text:style-name="P6">// text can be styled by adding %c followed by style string</text:p>
      <text:p text:style-name="P6">console.log("%c Hi I am some text", "font-size: 40px; color: red; background-color: black; text-shadow: 20px;");</text:p>
      <text:p text:style-name="P10"/>
      <text:p text:style-name="P6">// warning</text:p>
      <text:p text:style-name="P6">console.warn("OH NOOO");</text:p>
      <text:p text:style-name="P12"/>
      <text:p text:style-name="P6">// Error </text:p>
      <text:p text:style-name="P6">console.error("Shit !");</text:p>
      <text:p text:style-name="P10"/>
      <text:p text:style-name="P6">// Info</text:p>
      <text:p text:style-name="P6">console.info("Children are not always good during work");</text:p>
      <text:p text:style-name="P12"/>
      <text:p text:style-name="P6">// testing </text:p>
      <text:p text:style-name="P6">// if first expression gives wrong result then second statement</text:p>
      <text:p text:style-name="P6">// will get executed</text:p>
      <text:p text:style-name="P6">console.assert(1===2, "this is wrong");</text:p>
      <text:p text:style-name="P6"/>
      <text:list xml:id="list195445781904334" text:continue-numbering="true" text:style-name="L1">
        <text:list-item>
          <text:p text:style-name="P9"><text:span text:style-name="T3"/></text:p>
        </text:list-item>
      </text:list>
      <text:p text:style-name="P1"><text:span text:style-name="T5"/></text:p>
      <text:p text:style-name="P8"><text:span text:style-name="T2">// clear</text:span></text:p>
      <text:p text:style-name="P7">console.clear();</text:p>
      <text:p text:style-name="P13"/>
      <text:p text:style-name="P7">// viewing DOM elements </text:p>
      <text:p text:style-name="P7">console.log(p1); // this displays html tag</text:p>
      <text:p text:style-name="P7">console.dir(p1); // lists all details including functions associated</text:p>
      <text:p text:style-name="P11"/>
      <text:p text:style-name="P7">// Grouping togethers</text:p>
      <text:p text:style-name="P7">console.log(dog);</text:p>
      <text:p text:style-name="P7">console.log(typeof dog);</text:p>
      <text:p text:style-name="P7">dog.forEach(dog =&gt; {</text:p>
      <text:p text:style-name="P7">console.groupCollapsed(`${dog.name}`);</text:p>
      <text:p text:style-name="P7">console.log(`Dog name is ${dog.name}`);</text:p>
      <text:p text:style-name="P7">console.log(`${dog.name} is ${dog.year} years old`);</text:p>
      <text:p text:style-name="P7">console.log(`blah blah`);</text:p>
      <text:p text:style-name="P7"><text:soft-page-break/>console.groupEnd();</text:p>
      <text:p text:style-name="P7">});</text:p>
      <text:p text:style-name="P7"/>
      <text:p text:style-name="P1"><text:span text:style-name="T6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6">L</text:span><text:span text:style-name="T3">earning : </text:span></text:p>
      <text:p text:style-name="P2"><text:span text:style-name="T3"/></text:p>
      <text:p text:style-name="P4"><text:span text:style-name="T3">text-shadow: </text:span><text:span text:style-name="T7">h-shadow v-shadow blur-radius color</text:span><text:span text:style-name="T3">|none|initial|inherit;</text:span></text:p>
      <text:p text:style-name="Text_20_body"><text:span text:style-name="T9">Note:</text:span> To add more than one shadow to the text, add a comma-separated list of shadows. </text:p>
      <text:h text:style-name="Heading_20_2" text:outline-level="2">Property Valu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59499730640"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Play it</text:p>
          </table:table-cell>
        </table:table-row>
        <table:table-row table:style-name="TableLine94559499730640">
          <table:table-cell table:style-name="Table1.A1" office:value-type="string">
            <text:p text:style-name="P14">h-shadow</text:p>
          </table:table-cell>
          <table:table-cell table:style-name="Table1.A1" office:value-type="string">
            <text:p text:style-name="Table_20_Contents">Required. The position of the horizontal shadow. Negative values are allowed</text:p>
          </table:table-cell>
          <table:table-cell table:style-name="Table1.A1" office:value-type="string"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59527023808">
          <table:table-cell table:style-name="Table2.A1" office:value-type="string">
            <text:p text:style-name="P14">v-shadow</text:p>
          </table:table-cell>
          <table:table-cell table:style-name="Table2.A1" office:value-type="string">
            <text:p text:style-name="Table_20_Contents">Required. The position of the vertical shadow. Negative values are allowed</text:p>
          </table:table-cell>
          <table:table-cell table:style-name="Table2.A1" office:value-type="string">
            <text:p text:style-name="P15"/>
          </table:table-cell>
        </table:table-row>
        <table:table-row table:style-name="TableLine94559527023808">
          <table:table-cell table:style-name="Table2.A1" office:value-type="string">
            <text:p text:style-name="P14">blur-radius</text:p>
          </table:table-cell>
          <table:table-cell table:style-name="Table2.A1" office:value-type="string">
            <text:p text:style-name="Table_20_Contents">Optional. The blur radius. Default value is 0</text:p>
          </table:table-cell>
          <table:table-cell table:style-name="Table2.A1" office:value-type="string">
            <text:p text:style-name="P15"/>
          </table:table-cell>
        </table:table-row>
        <table:table-row table:style-name="TableLine94559527023808">
          <table:table-cell table:style-name="Table2.A1" office:value-type="string">
            <text:p text:style-name="P14">color</text:p>
          </table:table-cell>
          <table:table-cell table:style-name="Table2.A1" office:value-type="string">
            <text:p text:style-name="Table_20_Contents">Optional. The color of the shadow. Look at <text:a xlink:type="simple" xlink:href="https://www.w3schools.com/cssref/css_colors_legal.asp" text:style-name="Internet_20_link" text:visited-style-name="Visited_20_Internet_20_Link">CSS Color Values</text:a> for a complete list of possible color values</text:p>
          </table:table-cell>
          <table:table-cell table:style-name="Table2.C3" office:value-type="string">
            <text:p text:style-name="P15"/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17:33:05.254284451</meta:creation-date>
    <dc:date>2021-01-23T19:06:35.918475914</dc:date>
    <meta:editing-duration>PT34M38S</meta:editing-duration>
    <meta:editing-cycles>6</meta:editing-cycles>
    <meta:generator>LibreOffice/7.0.4.2$Linux_X86_64 LibreOffice_project/573028415b474775687f7355a6d413c41d013a01</meta:generator>
    <meta:document-statistic meta:table-count="2" meta:image-count="0" meta:object-count="0" meta:page-count="2" meta:paragraph-count="52" meta:word-count="267" meta:character-count="1798" meta:non-whitespace-character-count="1576"/>
  </office:meta>
</office:document-meta>
</file>